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83cm"/>
    </style:style>
    <style:style style:name="gr2" style:family="graphic" style:parent-style-name="standard">
      <style:graphic-properties draw:textarea-horizontal-align="justify" draw:textarea-vertical-align="middle" draw:auto-grow-height="false" fo:min-height="4.068cm" fo:min-width="18.042cm"/>
    </style:style>
    <style:style style:name="gr3" style:family="graphic" style:parent-style-name="standard">
      <style:graphic-properties draw:fill-color="#fff450" draw:textarea-horizontal-align="justify" draw:textarea-vertical-align="middle" draw:auto-grow-height="false" fo:min-height="1.147cm" fo:min-width="5.59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12cm" fo:min-width="4.1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512cm" fo:min-width="6.35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258cm" fo:min-width="0.0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3cm"/>
    </style:style>
    <style:style style:name="gr12" style:family="graphic" style:parent-style-name="standard">
      <style:graphic-properties draw:fill-color="#89c765" draw:textarea-horizontal-align="justify" draw:textarea-vertical-align="middle" draw:auto-grow-height="false" fo:min-height="0.893cm" fo:min-width="8.136cm"/>
    </style:style>
    <style:style style:name="gr13" style:family="graphic" style:parent-style-name="standard">
      <style:graphic-properties draw:textarea-horizontal-align="justify" draw:textarea-vertical-align="middle" draw:auto-grow-height="false" fo:min-height="3.211cm" fo:min-width="19.3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295cm"/>
    </style:style>
    <style:style style:name="gr15" style:family="graphic" style:parent-style-name="standard">
      <style:graphic-properties draw:fill-color="#808080" draw:textarea-horizontal-align="justify" draw:textarea-vertical-align="middle" draw:auto-grow-height="false" fo:min-height="0.512cm" fo:min-width="6.358cm"/>
    </style:style>
    <style:style style:name="gr16" style:family="graphic" style:parent-style-name="standard">
      <style:graphic-properties draw:textarea-horizontal-align="justify" draw:textarea-vertical-align="middle" draw:auto-grow-height="false" fo:min-height="13.72cm" fo:min-width="3.1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9cm" fo:min-width="3.743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488cm" fo:min-width="2.79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487cm" fo:min-width="2.79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639cm" fo:min-width="0.2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cm" fo:min-width="3.743cm"/>
    </style:style>
    <style:style style:name="gr25" style:family="graphic" style:parent-style-name="standard">
      <style:graphic-properties draw:fill-color="#009598" draw:textarea-horizontal-align="justify" draw:textarea-vertical-align="middle" draw:auto-grow-height="false" fo:min-height="2.738cm" fo:min-width="12.45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4.997cm"/>
    </style:style>
    <style:style style:name="gr27" style:family="graphic" style:parent-style-name="standard">
      <style:graphic-properties draw:textarea-horizontal-align="justify" draw:textarea-vertical-align="middle" draw:auto-grow-height="false" fo:min-height="2.858cm" fo:min-width="12.454cm"/>
    </style:style>
    <style:style style:name="gr28" style:family="graphic" style:parent-style-name="standard">
      <style:graphic-properties draw:fill-color="#89c765" draw:textarea-horizontal-align="justify" draw:textarea-vertical-align="middle" draw:auto-grow-height="false" fo:min-height="0.826cm" fo:min-width="2.6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5.132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0.893cm" fo:min-width="2.29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32" style:family="graphic" style:parent-style-name="standard">
      <style:graphic-properties draw:textarea-horizontal-align="justify" draw:textarea-vertical-align="middle" draw:auto-grow-height="false" fo:min-height="8.132cm" fo:min-width="9.27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3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74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8cm" fo:min-width="3.743cm"/>
    </style:style>
    <style:style style:name="gr37" style:family="graphic" style:parent-style-name="standard">
      <style:graphic-properties draw:fill-color="#009598" draw:textarea-horizontal-align="justify" draw:textarea-vertical-align="middle" draw:auto-grow-height="false" fo:min-height="2.838cm" fo:min-width="7.42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4.997cm"/>
    </style:style>
    <style:style style:name="gr39" style:family="graphic" style:parent-style-name="standard">
      <style:graphic-properties draw:fill-color="#eeeeee" draw:textarea-horizontal-align="justify" draw:textarea-vertical-align="middle" draw:auto-grow-height="false" fo:min-height="1.329cm" fo:min-width="2.294cm"/>
    </style:style>
    <style:style style:name="gr40" style:family="graphic" style:parent-style-name="standard">
      <style:graphic-properties draw:fill-color="#009598" draw:textarea-horizontal-align="justify" draw:textarea-vertical-align="middle" draw:auto-grow-height="false" fo:min-height="8.717cm" fo:min-width="7.42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4.99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3.74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</style:style>
    <style:style style:name="gr44" style:family="graphic" style:parent-style-name="standard">
      <style:graphic-properties draw:fill-color="#eeeeee" draw:textarea-horizontal-align="justify" draw:textarea-vertical-align="middle" draw:auto-grow-height="false" fo:min-height="1.202cm" fo:min-width="2.929cm"/>
    </style:style>
    <style:style style:name="gr45" style:family="graphic" style:parent-style-name="standard">
      <style:graphic-properties draw:fill-color="#fdb94d" draw:textarea-horizontal-align="justify" draw:textarea-vertical-align="middle" draw:auto-grow-height="false" fo:min-height="5.846cm" fo:min-width="17.53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84cm"/>
    </style:style>
    <style:style style:name="gr47" style:family="graphic" style:parent-style-name="standard">
      <style:graphic-properties draw:fill-color="#89c765" draw:textarea-horizontal-align="justify" draw:textarea-vertical-align="middle" draw:auto-grow-height="false" fo:min-height="0.893cm" fo:min-width="3.18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06cm"/>
    </style:style>
    <style:style style:name="gr49" style:family="graphic" style:parent-style-name="standard">
      <style:graphic-properties draw:textarea-horizontal-align="justify" draw:textarea-vertical-align="middle" draw:auto-grow-height="false" fo:min-height="6.862cm" fo:min-width="15.502cm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0.442cm" fo:min-width="6.41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746cm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0.442cm" fo:min-width="3.244cm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0.442cm" fo:min-width="3.41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1cm" fo:min-width="0cm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0.442cm" fo:min-width="3.096cm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0.442cm" fo:min-width="3.83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029cm"/>
    </style:style>
    <style:style style:name="gr59" style:family="graphic" style:parent-style-name="standard">
      <style:graphic-properties draw:fill-color="#454fa1" draw:textarea-horizontal-align="justify" draw:textarea-vertical-align="middle" draw:auto-grow-height="false" fo:min-height="1.655cm" fo:min-width="5.85cm"/>
    </style:style>
    <style:style style:name="gr60" style:family="graphic" style:parent-style-name="standard">
      <style:graphic-properties draw:fill-color="#62a73b" draw:textarea-horizontal-align="justify" draw:textarea-vertical-align="middle" draw:auto-grow-height="false" fo:min-height="1.655cm" fo:min-width="5.8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3cm" fo:min-width="2.746cm"/>
    </style:style>
    <style:style style:name="gr62" style:family="graphic" style:parent-style-name="standard">
      <style:graphic-properties draw:fill-color="#ffffff" draw:textarea-horizontal-align="justify" draw:textarea-vertical-align="middle" draw:auto-grow-height="false" fo:min-height="0.442cm" fo:min-width="2.01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5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cm" fo:min-width="0cm"/>
    </style:style>
    <style:style style:name="gr65" style:family="graphic" style:parent-style-name="standard">
      <style:graphic-properties draw:fill-color="#89c765" draw:textarea-horizontal-align="justify" draw:textarea-vertical-align="middle" draw:auto-grow-height="false" fo:min-height="7.37cm" fo:min-width="6.77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4.083cm"/>
    </style:style>
    <style:style style:name="gr67" style:family="graphic" style:parent-style-name="standard">
      <style:graphic-properties draw:fill-color="#ffffff" draw:textarea-horizontal-align="justify" draw:textarea-vertical-align="middle" draw:auto-grow-height="false" fo:min-height="0.442cm" fo:min-width="1.424cm"/>
    </style:style>
    <style:style style:name="gr68" style:family="graphic" style:parent-style-name="standard">
      <style:graphic-properties draw:fill-color="#ffffff" draw:textarea-horizontal-align="justify" draw:textarea-vertical-align="middle" draw:auto-grow-height="false" fo:min-height="0.442cm" fo:min-width="1.837cm"/>
    </style:style>
    <style:style style:name="gr69" style:family="graphic" style:parent-style-name="standard">
      <style:graphic-properties draw:fill-color="#ff000a" draw:textarea-horizontal-align="justify" draw:textarea-vertical-align="middle" draw:auto-grow-height="false" fo:min-height="0.385cm" fo:min-width="1.605cm"/>
    </style:style>
    <style:style style:name="gr70" style:family="graphic" style:parent-style-name="standard">
      <style:graphic-properties draw:fill-color="#fff200" draw:textarea-horizontal-align="justify" draw:textarea-vertical-align="middle" draw:auto-grow-height="false" fo:min-height="0.385cm" fo:min-width="1.564cm"/>
    </style:style>
    <style:style style:name="gr71" style:family="graphic" style:parent-style-name="standard">
      <style:graphic-properties draw:fill-color="#ffffff" draw:textarea-horizontal-align="justify" draw:textarea-vertical-align="middle" draw:auto-grow-height="false" fo:min-height="0.442cm" fo:min-width="3.28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3" style:family="graphic" style:parent-style-name="standard">
      <style:graphic-properties draw:fill-color="#10eb1b" draw:textarea-horizontal-align="justify" draw:textarea-vertical-align="middle" draw:auto-grow-height="false" fo:min-height="0.639cm" fo:min-width="2.675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-color="#fff450"/>
      <style:paragraph-properties fo:text-align="center"/>
      <style:text-properties fo:font-size="1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89c765"/>
      <style:paragraph-properties fo:text-align="center"/>
      <style:text-properties fo:font-size="18pt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450"/>
      <style:paragraph-properties fo:text-align="center"/>
    </style:style>
    <style:style style:name="P10" style:family="paragraph">
      <loext:graphic-properties draw:fill-color="#009598"/>
      <style:paragraph-properties fo:text-align="center"/>
    </style:style>
    <style:style style:name="P11" style:family="paragraph">
      <loext:graphic-properties draw:fill-color="#89c765"/>
      <style:paragraph-properties fo:text-align="center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-color="#fdb94d"/>
      <style:paragraph-properties fo:text-align="center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loext:graphic-properties draw:fill-color="#454fa1"/>
      <style:paragraph-properties fo:text-align="center"/>
    </style:style>
    <style:style style:name="P17" style:family="paragraph">
      <loext:graphic-properties draw:fill-color="#62a73b"/>
      <style:paragraph-properties fo:text-align="center"/>
    </style:style>
    <style:style style:name="P18" style:family="paragraph">
      <loext:graphic-properties draw:fill-color="#ff000a"/>
      <style:paragraph-properties fo:text-align="center"/>
    </style:style>
    <style:style style:name="P19" style:family="paragraph">
      <loext:graphic-properties draw:fill-color="#fff200"/>
      <style:paragraph-properties fo:text-align="center"/>
    </style:style>
    <style:style style:name="P20" style:family="paragraph">
      <loext:graphic-properties draw:fill-color="#10eb1b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83cm" svg:height="0.962cm" svg:x="8.239cm" svg:y="0cm">
          <draw:text-box>
            <text:p><text:span text:style-name="T1">Vista de Principal</text:span></text:p>
          </draw:text-box>
        </draw:frame>
        <draw:custom-shape draw:style-name="gr2" draw:text-style-name="P3" draw:layer="layout" svg:width="18.542cm" svg:height="4.318cm" svg:x="1.508cm" svg:y="1.762cm">
          <text:p text:style-name="P2"><text:span text:style-name="T1">Image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096cm" svg:height="1.397cm" svg:x="1.508cm" svg:y="6.08cm">
          <text:p text:style-name="P2"><text:span text:style-name="T1">Formulario Siniestro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5.08cm" svg:height="0.962cm" svg:x="2.143cm" svg:y="10.706cm">
          <draw:text-box>
            <text:p><text:span text:style-name="T1">Region de retiro</text:span></text:p>
          </draw:text-box>
        </draw:frame>
        <draw:frame draw:style-name="gr5" draw:text-style-name="P1" draw:layer="layout" svg:width="4.587cm" svg:height="0.962cm" svg:x="2.255cm" svg:y="13.192cm">
          <draw:text-box>
            <text:p><text:span text:style-name="T1">Sucursal retiro</text:span></text:p>
          </draw:text-box>
        </draw:frame>
        <draw:custom-shape draw:style-name="gr6" draw:text-style-name="P5" draw:layer="layout" svg:width="4.699cm" svg:height="0.762cm" svg:x="2.27cm" svg:y="11.6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699cm" svg:height="0.762cm" svg:x="2.27cm" svg:y="14.20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5.842cm" svg:height="1.216cm" svg:x="9.255cm" svg:y="10.833cm">
          <draw:text-box>
            <text:p><text:span text:style-name="T1">Fecha y hora retiro</text:span></text:p>
          </draw:text-box>
        </draw:frame>
        <draw:frame draw:style-name="gr8" draw:text-style-name="P1" draw:layer="layout" svg:width="7.747cm" svg:height="1.143cm" svg:x="9.332cm" svg:y="13.065cm">
          <draw:text-box>
            <text:p><text:span text:style-name="T1">Fecha y hora </text:span><text:span text:style-name="T1">devolucion</text:span></text:p>
          </draw:text-box>
        </draw:frame>
        <draw:custom-shape draw:style-name="gr9" draw:text-style-name="P5" draw:layer="layout" svg:width="6.858cm" svg:height="0.762cm" svg:x="9.509cm" svg:y="14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858cm" svg:height="0.762cm" svg:x="9.509cm" svg:y="11.9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8cm" svg:height="0.508cm" svg:x="3.019cm" svg:y="16.417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8.63cm" svg:height="0.962cm" svg:x="3.927cm" svg:y="16.294cm">
          <draw:text-box>
            <text:p><text:span text:style-name="T1">Devolucion en otra </text:span><text:span text:style-name="T1">ubicacion</text:span></text:p>
          </draw:text-box>
        </draw:frame>
        <draw:custom-shape draw:style-name="gr12" draw:text-style-name="P6" draw:layer="layout" svg:width="8.636cm" svg:height="1.143cm" svg:x="10.398cm" svg:y="18.653cm">
          <text:p text:style-name="P2"><text:span text:style-name="T1">Buscar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9.812cm" svg:height="3.461cm" svg:x="1cm" svg:y="23.479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4.795cm" svg:height="2.384cm" svg:x="1.666cm" svg:y="24.114cm">
          <draw:text-box>
            <text:p><text:span text:style-name="T1">Telefonos</text:span></text:p>
            <text:p><text:span text:style-name="T1">Ayuda</text:span></text:p>
            <text:p><text:span text:style-name="T1">Redes sociales</text:span></text:p>
          </draw:text-box>
        </draw:frame>
        <draw:custom-shape draw:style-name="gr15" draw:text-style-name="P7" draw:layer="layout" svg:width="6.858cm" svg:height="0.762cm" svg:x="13.192cm" svg:y="1cm">
          <text:p text:style-name="P2">Login operativo (pop-up)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6" draw:text-style-name="P2" draw:layer="layout" svg:width="3.683cm" svg:height="13.97cm" svg:x="1cm" svg:y="8.239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4.608cm" svg:height="0.962cm" svg:x="8.239cm" svg:y="0cm">
          <draw:text-box>
            <text:p>Vista Catalogo</text:p>
          </draw:text-box>
        </draw:frame>
        <draw:custom-shape draw:style-name="gr2" draw:text-style-name="P2" draw:layer="layout" svg:width="18.542cm" svg:height="4.318cm" svg:x="1.508cm" svg:y="1.762cm">
          <text:p text:style-name="P2">Imagen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6.096cm" svg:height="1.397cm" svg:x="1.508cm" svg:y="6.08cm">
          <text:p text:style-name="P2">Formulario Siniestro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3.556cm" svg:height="1.669cm" svg:x="1cm" svg:y="9.69cm">
          <draw:text-box>
            <text:p>Tipo</text:p>
          </draw:text-box>
        </draw:frame>
        <draw:frame draw:style-name="gr19" draw:text-style-name="P8" draw:layer="layout" svg:width="3.21cm" svg:height="1.669cm" svg:x="1.079cm" svg:y="12.097cm">
          <draw:text-box>
            <text:p>Marca<text:tab/></text:p>
          </draw:text-box>
        </draw:frame>
        <draw:custom-shape draw:style-name="gr20" draw:text-style-name="P5" draw:layer="layout" svg:width="3.29cm" svg:height="0.738cm" svg:x="1.088cm" svg:y="10.62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3.29cm" svg:height="0.737cm" svg:x="1.088cm" svg:y="13.0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762cm" svg:height="0.889cm" svg:x="9.128cm" svg:y="21.9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9.812cm" svg:height="3.461cm" svg:x="1cm" svg:y="23.479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4.795cm" svg:height="2.384cm" svg:x="1.666cm" svg:y="24.114cm">
          <draw:text-box>
            <text:p>Telefonos</text:p>
            <text:p>Ayuda</text:p>
            <text:p>Redes sociales</text:p>
          </draw:text-box>
        </draw:frame>
        <draw:frame draw:style-name="gr23" draw:text-style-name="P8" draw:layer="layout" svg:width="2.229cm" svg:height="0.962cm" svg:x="2.2cm" svg:y="8.366cm">
          <draw:text-box>
            <text:p>Filtros</text:p>
          </draw:text-box>
        </draw:frame>
        <draw:frame draw:style-name="gr18" draw:text-style-name="P8" draw:layer="layout" svg:width="3.556cm" svg:height="1.669cm" svg:x="1cm" svg:y="13.945cm">
          <draw:text-box>
            <text:p>Modelo</text:p>
          </draw:text-box>
        </draw:frame>
        <draw:frame draw:style-name="gr24" draw:text-style-name="P8" draw:layer="layout" svg:width="3.21cm" svg:height="1.67cm" svg:x="1.079cm" svg:y="16.098cm">
          <draw:text-box>
            <text:p>Año</text:p>
          </draw:text-box>
        </draw:frame>
        <draw:custom-shape draw:style-name="gr20" draw:text-style-name="P5" draw:layer="layout" svg:width="3.29cm" svg:height="0.738cm" svg:x="1.088cm" svg:y="14.8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.29cm" svg:height="0.738cm" svg:x="1.088cm" svg:y="17.082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3.556cm" svg:height="1.669cm" svg:x="1cm" svg:y="18.254cm">
          <draw:text-box>
            <text:p>Kilometro</text:p>
          </draw:text-box>
        </draw:frame>
        <draw:custom-shape draw:style-name="gr20" draw:text-style-name="P5" draw:layer="layout" svg:width="3.29cm" svg:height="0.738cm" svg:x="1.088cm" svg:y="19.18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12.954cm" svg:height="2.988cm" svg:x="6.411cm" svg:y="8.289cm">
          <text:p/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5.497cm" svg:height="1.673cm" svg:x="9.955cm" svg:y="9.296cm">
          <draw:text-box>
            <text:p>Imagen Vehiculo 1</text:p>
          </draw:text-box>
        </draw:frame>
        <draw:custom-shape draw:style-name="gr27" draw:text-style-name="P2" draw:layer="layout" svg:width="12.954cm" svg:height="3.108cm" svg:x="6.411cm" svg:y="11.27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3.177cm" svg:height="1.076cm" svg:x="15.821cm" svg:y="13.07cm">
          <text:p text:style-name="P2">Reservar</text:p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5.632cm" svg:height="1.673cm" svg:x="6.52cm" svg:y="11.525cm">
          <draw:text-box>
            <text:p>Detalles vehículo 1</text:p>
          </draw:text-box>
        </draw:frame>
        <draw:custom-shape draw:style-name="gr30" draw:text-style-name="P12" draw:layer="layout" svg:width="2.794cm" svg:height="1.143cm" svg:x="5.953cm" svg:y="21.955cm">
          <text:p text:style-name="P2">Anterior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2.794cm" svg:height="1.143cm" svg:x="16.344cm" svg:y="21.883cm">
          <text:p text:style-name="P2">Siguiente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762cm" svg:height="0.889cm" svg:x="10.294cm" svg:y="21.955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0.762cm" svg:height="0.889cm" svg:x="11.387cm" svg:y="21.95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762cm" svg:height="0.889cm" svg:x="12.557cm" svg:y="21.95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762cm" svg:height="0.889cm" svg:x="13.7cm" svg:y="21.955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0.762cm" svg:height="0.889cm" svg:x="14.97cm" svg:y="21.955cm">
          <text:p text:style-name="P2">6</text:p>
          <draw:enhanced-geometry svg:viewBox="0 0 21600 21600" draw:type="rectangle" draw:enhanced-path="M 0 0 L 21600 0 21600 21600 0 21600 0 0 Z N"/>
        </draw:custom-shape>
        <draw:frame draw:style-name="gr31" draw:text-style-name="P8" draw:layer="layout" svg:width="0.502cm" svg:height="1.187cm" svg:x="6.461cm" svg:y="18.526cm">
          <draw:text-box>
            <text:p/>
          </draw:text-box>
        </draw:frame>
        <draw:frame draw:style-name="gr31" draw:text-style-name="P8" draw:layer="layout" svg:width="0.502cm" svg:height="1.187cm" svg:x="12.938cm" svg:y="20.431cm">
          <draw:text-box>
            <text:p/>
          </draw:text-box>
        </draw:frame>
        <draw:custom-shape draw:style-name="gr25" draw:text-style-name="P10" draw:layer="layout" svg:width="12.954cm" svg:height="2.988cm" svg:x="6.411cm" svg:y="8.289cm">
          <text:p/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5.904cm" svg:height="1.673cm" svg:x="9.955cm" svg:y="9.296cm">
          <draw:text-box>
            <text:p>Imagen Vehiculo 1</text:p>
          </draw:text-box>
        </draw:frame>
        <draw:custom-shape draw:style-name="gr27" draw:text-style-name="P2" draw:layer="layout" svg:width="12.954cm" svg:height="3.108cm" svg:x="6.411cm" svg:y="11.27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3.177cm" svg:height="1.076cm" svg:x="15.821cm" svg:y="13.07cm">
          <text:p text:style-name="P2">Reservar</text:p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6.037cm" svg:height="1.673cm" svg:x="6.52cm" svg:y="11.525cm">
          <draw:text-box>
            <text:p>Detalles vehículo 1</text:p>
          </draw:text-box>
        </draw:frame>
        <draw:custom-shape draw:style-name="gr25" draw:text-style-name="P10" draw:layer="layout" svg:width="12.954cm" svg:height="2.988cm" svg:x="6.461cm" svg:y="14.716cm">
          <text:p/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5.497cm" svg:height="1.673cm" svg:x="10.005cm" svg:y="15.723cm">
          <draw:text-box>
            <text:p>Imagen Vehiculo 1</text:p>
          </draw:text-box>
        </draw:frame>
        <draw:custom-shape draw:style-name="gr27" draw:text-style-name="P2" draw:layer="layout" svg:width="12.954cm" svg:height="3.108cm" svg:x="6.461cm" svg:y="17.7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3.177cm" svg:height="1.076cm" svg:x="15.871cm" svg:y="19.497cm">
          <text:p text:style-name="P2">Reservar</text:p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5.632cm" svg:height="1.673cm" svg:x="6.57cm" svg:y="17.952cm">
          <draw:text-box>
            <text:p>Detalles vehículo 1</text:p>
          </draw:text-box>
        </draw:frame>
        <draw:custom-shape draw:style-name="gr25" draw:text-style-name="P10" draw:layer="layout" svg:width="12.954cm" svg:height="2.988cm" svg:x="6.461cm" svg:y="14.716cm">
          <text:p/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5.854cm" svg:height="1.673cm" svg:x="10.005cm" svg:y="15.723cm">
          <draw:text-box>
            <text:p>Imagen Vehiculo 2</text:p>
          </draw:text-box>
        </draw:frame>
        <draw:custom-shape draw:style-name="gr27" draw:text-style-name="P2" draw:layer="layout" svg:width="12.954cm" svg:height="3.108cm" svg:x="6.461cm" svg:y="17.7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3.177cm" svg:height="1.076cm" svg:x="15.871cm" svg:y="19.497cm">
          <text:p text:style-name="P2">Reservar</text:p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5.86cm" svg:height="1.673cm" svg:x="6.57cm" svg:y="17.952cm">
          <draw:text-box>
            <text:p>Detalles vehículo 2</text:p>
          </draw:text-box>
        </draw:frame>
      </draw:page>
      <draw:page draw:name="page3" draw:style-name="dp1" draw:master-page-name="Default">
        <draw:custom-shape draw:style-name="gr32" draw:text-style-name="P2" draw:layer="layout" svg:width="9.779cm" svg:height="8.382cm" svg:x="1.077cm" svg:y="8.725cm">
          <text:p/>
          <draw:enhanced-geometry svg:viewBox="0 0 21600 21600" draw:type="rectangle" draw:enhanced-path="M 0 0 L 21600 0 21600 21600 0 21600 0 0 Z N"/>
        </draw:custom-shape>
        <draw:frame draw:style-name="gr33" draw:text-style-name="P8" draw:layer="layout" svg:width="4.431cm" svg:height="0.962cm" svg:x="8.239cm" svg:y="0cm">
          <draw:text-box>
            <text:p>Vista Arriendo</text:p>
          </draw:text-box>
        </draw:frame>
        <draw:custom-shape draw:style-name="gr2" draw:text-style-name="P2" draw:layer="layout" svg:width="18.542cm" svg:height="4.318cm" svg:x="1.508cm" svg:y="1.762cm">
          <text:p text:style-name="P2">Rellene los datos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6.096cm" svg:height="1.397cm" svg:x="1.508cm" svg:y="6.08cm">
          <text:p text:style-name="P2">Formulario Siniestro</text:p>
          <draw:enhanced-geometry svg:viewBox="0 0 21600 21600" draw:type="rectangle" draw:enhanced-path="M 0 0 L 21600 0 21600 21600 0 21600 0 0 Z N"/>
        </draw:custom-shape>
        <draw:frame draw:style-name="gr34" draw:text-style-name="P8" draw:layer="layout" svg:width="4.699cm" svg:height="1.673cm" svg:x="0.935cm" svg:y="10.122cm">
          <draw:text-box>
            <text:p>Primer nombre</text:p>
          </draw:text-box>
        </draw:frame>
        <draw:frame draw:style-name="gr35" draw:text-style-name="P8" draw:layer="layout" svg:width="5.496cm" svg:height="1.673cm" svg:x="0.927cm" svg:y="11.147cm">
          <draw:text-box>
            <text:p>Apellido Materno<text:tab/></text:p>
          </draw:text-box>
        </draw:frame>
        <draw:custom-shape draw:style-name="gr20" draw:text-style-name="P5" draw:layer="layout" svg:width="3.29cm" svg:height="0.738cm" svg:x="6.708cm" svg:y="10.1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3.29cm" svg:height="0.737cm" svg:x="6.723cm" svg:y="11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9.812cm" svg:height="3.461cm" svg:x="1cm" svg:y="23.479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4.795cm" svg:height="2.384cm" svg:x="1.666cm" svg:y="24.114cm">
          <draw:text-box>
            <text:p>Telefonos</text:p>
            <text:p>Ayuda</text:p>
            <text:p>Redes sociales</text:p>
          </draw:text-box>
        </draw:frame>
        <draw:frame draw:style-name="gr18" draw:text-style-name="P8" draw:layer="layout" svg:width="3.556cm" svg:height="1.669cm" svg:x="0.935cm" svg:y="12.381cm">
          <draw:text-box>
            <text:p>Telefono</text:p>
          </draw:text-box>
        </draw:frame>
        <draw:frame draw:style-name="gr36" draw:text-style-name="P8" draw:layer="layout" svg:width="5.636cm" svg:height="1.158cm" svg:x="0.935cm" svg:y="13.524cm">
          <draw:text-box>
            <text:p>Fecha nacimiento</text:p>
          </draw:text-box>
        </draw:frame>
        <draw:custom-shape draw:style-name="gr20" draw:text-style-name="P5" draw:layer="layout" svg:width="3.29cm" svg:height="0.738cm" svg:x="6.781cm" svg:y="12.4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.29cm" svg:height="0.738cm" svg:x="6.796cm" svg:y="13.57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3.556cm" svg:height="1.669cm" svg:x="0.977cm" svg:y="9.115cm">
          <draw:text-box>
            <text:p>Rut</text:p>
          </draw:text-box>
        </draw:frame>
        <draw:custom-shape draw:style-name="gr37" draw:text-style-name="P10" draw:layer="layout" svg:width="7.924cm" svg:height="3.088cm" svg:x="12.557cm" svg:y="8.67cm">
          <text:p/>
          <draw:enhanced-geometry svg:viewBox="0 0 21600 21600" draw:type="rectangle" draw:enhanced-path="M 0 0 L 21600 0 21600 21600 0 21600 0 0 Z N"/>
        </draw:custom-shape>
        <draw:frame draw:style-name="gr38" draw:text-style-name="P8" draw:layer="layout" svg:width="3.362cm" svg:height="2.384cm" svg:x="14.725cm" svg:y="9.711cm">
          <draw:text-box>
            <text:p>Imagen Vehiculo 1</text:p>
          </draw:text-box>
        </draw:frame>
        <draw:custom-shape draw:style-name="gr39" draw:text-style-name="P12" draw:layer="layout" svg:width="2.794cm" svg:height="1.579cm" svg:x="16.344cm" svg:y="21.447cm">
          <text:p text:style-name="P2">Finalizar</text:p>
          <text:p text:style-name="P2">Reserva</text:p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7.924cm" svg:height="8.967cm" svg:x="12.557cm" svg:y="8.67cm">
          <text:p/>
          <draw:enhanced-geometry svg:viewBox="0 0 21600 21600" draw:type="rectangle" draw:enhanced-path="M 0 0 L 21600 0 21600 21600 0 21600 0 0 Z N"/>
        </draw:custom-shape>
        <draw:frame draw:style-name="gr41" draw:text-style-name="P8" draw:layer="layout" svg:width="5.071cm" svg:height="1.195cm" svg:x="14.063cm" svg:y="9.026cm">
          <draw:text-box>
            <text:p>Detalle arriendo</text:p>
          </draw:text-box>
        </draw:frame>
        <draw:custom-shape draw:style-name="gr20" draw:text-style-name="P5" draw:layer="layout" svg:width="3.29cm" svg:height="0.738cm" svg:x="6.723cm" svg:y="9.057cm">
          <text:p/>
          <draw:enhanced-geometry svg:viewBox="0 0 21600 21600" draw:type="rectangle" draw:enhanced-path="M 0 0 L 21600 0 21600 21600 0 21600 0 0 Z N"/>
        </draw:custom-shape>
        <draw:frame draw:style-name="gr42" draw:text-style-name="P8" draw:layer="layout" svg:width="6.144cm" svg:height="2.384cm" svg:x="0.902cm" svg:y="14.567cm">
          <draw:text-box>
            <text:p>Fecha Vencimiento licencia</text:p>
          </draw:text-box>
        </draw:frame>
        <draw:custom-shape draw:style-name="gr20" draw:text-style-name="P5" draw:layer="layout" svg:width="3.29cm" svg:height="0.738cm" svg:x="6.792cm" svg:y="14.694cm">
          <text:p/>
          <draw:enhanced-geometry svg:viewBox="0 0 21600 21600" draw:type="rectangle" draw:enhanced-path="M 0 0 L 21600 0 21600 21600 0 21600 0 0 Z N"/>
        </draw:custom-shape>
        <draw:frame draw:style-name="gr43" draw:text-style-name="P8" draw:layer="layout" svg:width="2.932cm" svg:height="0.962cm" svg:x="12.927cm" svg:y="15.786cm">
          <draw:text-box>
            <text:p>Precio…</text:p>
          </draw:text-box>
        </draw:frame>
        <draw:custom-shape draw:style-name="gr44" draw:text-style-name="P12" draw:layer="layout" svg:width="3.429cm" svg:height="1.452cm" svg:x="1.816cm" svg:y="21.547cm">
          <text:p text:style-name="P2">Retroceder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45" draw:text-style-name="P13" draw:layer="layout" svg:width="18.034cm" svg:height="6.096cm" svg:x="1.789cm" svg:y="9.255cm">
          <text:p/>
          <draw:enhanced-geometry svg:viewBox="0 0 21600 21600" draw:type="rectangle" draw:enhanced-path="M 0 0 L 21600 0 21600 21600 0 21600 0 0 Z N"/>
        </draw:custom-shape>
        <draw:frame draw:style-name="gr46" draw:text-style-name="P1" draw:layer="layout" svg:width="5.984cm" svg:height="0.962cm" svg:x="8.239cm" svg:y="0cm">
          <draw:text-box>
            <text:p><text:span text:style-name="T1">Vista de Formulario</text:span></text:p>
          </draw:text-box>
        </draw:frame>
        <draw:custom-shape draw:style-name="gr2" draw:text-style-name="P3" draw:layer="layout" svg:width="18.542cm" svg:height="4.318cm" svg:x="1.508cm" svg:y="1.762cm">
          <text:p text:style-name="P2"><text:span text:style-name="T1">Formulario siniestr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096cm" svg:height="1.397cm" svg:x="1.508cm" svg:y="6.08cm">
          <text:p text:style-name="P2"><text:span text:style-name="T1">Formulario Siniestro</text:span></text:p>
          <draw:enhanced-geometry svg:viewBox="0 0 21600 21600" draw:type="rectangle" draw:enhanced-path="M 0 0 L 21600 0 21600 21600 0 21600 0 0 Z N"/>
        </draw:custom-shape>
        <draw:frame draw:style-name="gr34" draw:text-style-name="P1" draw:layer="layout" svg:width="6.731cm" svg:height="1.673cm" svg:x="2.043cm" svg:y="9.606cm">
          <draw:text-box>
            <text:p><text:span text:style-name="T1">Nombre </text:span><text:span text:style-name="T1">responsable</text:span></text:p>
          </draw:text-box>
        </draw:frame>
        <draw:frame draw:style-name="gr5" draw:text-style-name="P1" draw:layer="layout" svg:width="4.587cm" svg:height="0.962cm" svg:x="2.055cm" svg:y="12.092cm">
          <draw:text-box>
            <text:p><text:span text:style-name="T1">Sucursal retiro</text:span></text:p>
          </draw:text-box>
        </draw:frame>
        <draw:custom-shape draw:style-name="gr6" draw:text-style-name="P5" draw:layer="layout" svg:width="4.699cm" svg:height="0.762cm" svg:x="8.747cm" svg:y="9.6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699cm" svg:height="0.762cm" svg:x="8.72cm" svg:y="12.119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5.842cm" svg:height="1.216cm" svg:x="2.055cm" svg:y="10.833cm">
          <draw:text-box>
            <text:p><text:span text:style-name="T1">Fecha y hora retiro</text:span></text:p>
          </draw:text-box>
        </draw:frame>
        <draw:custom-shape draw:style-name="gr9" draw:text-style-name="P5" draw:layer="layout" svg:width="6.858cm" svg:height="0.762cm" svg:x="8.72cm" svg:y="10.91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3.683cm" svg:height="1.143cm" svg:x="16.113cm" svg:y="21.701cm">
          <text:p text:style-name="P2"><text:span text:style-name="T1">Enviar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9.812cm" svg:height="3.461cm" svg:x="1cm" svg:y="23.479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4.795cm" svg:height="2.384cm" svg:x="1.666cm" svg:y="24.114cm">
          <draw:text-box>
            <text:p><text:span text:style-name="T1">Telefonos</text:span></text:p>
            <text:p><text:span text:style-name="T1">Ayuda</text:span></text:p>
            <text:p><text:span text:style-name="T1">Redes sociales</text:span></text:p>
          </draw:text-box>
        </draw:frame>
      </draw:page>
      <draw:page draw:name="page5" draw:style-name="dp1" draw:master-page-name="Default">
        <draw:frame draw:style-name="gr48" draw:text-style-name="P1" draw:layer="layout" svg:width="9.506cm" svg:height="0.962cm" svg:x="6.439cm" svg:y="0cm">
          <draw:text-box>
            <text:p><text:span text:style-name="T1">Vista de Login - </text:span><text:span text:style-name="T1">Empleado</text:span></text:p>
          </draw:text-box>
        </draw:frame>
        <draw:custom-shape draw:style-name="gr49" draw:text-style-name="P2" draw:layer="layout" svg:width="16.002cm" svg:height="7.112cm" svg:x="2.778cm" svg:y="5.19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6.919cm" svg:height="0.692cm" svg:x="8.039cm" svg:y="7.393cm">
          <text:p/>
          <draw:enhanced-geometry svg:viewBox="0 0 21600 21600" draw:type="rectangle" draw:enhanced-path="M 0 0 L 21600 0 21600 21600 0 21600 0 0 Z N"/>
        </draw:custom-shape>
        <draw:frame draw:style-name="gr34" draw:text-style-name="P1" draw:layer="layout" svg:width="6.288cm" svg:height="1.673cm" svg:x="7.666cm" svg:y="5.572cm">
          <draw:text-box>
            <text:p><text:span text:style-name="T1">Mensaje bienvenida</text:span></text:p>
          </draw:text-box>
        </draw:frame>
        <draw:frame draw:style-name="gr34" draw:text-style-name="P1" draw:layer="layout" svg:width="6.288cm" svg:height="1.673cm" svg:x="4.11cm" svg:y="7.323cm">
          <draw:text-box>
            <text:p><text:span text:style-name="T1">Rut</text:span></text:p>
          </draw:text-box>
        </draw:frame>
        <draw:frame draw:style-name="gr34" draw:text-style-name="P1" draw:layer="layout" svg:width="6.288cm" svg:height="1.673cm" svg:x="4.056cm" svg:y="9.106cm">
          <draw:text-box>
            <text:p><text:span text:style-name="T1">Contraseña</text:span></text:p>
          </draw:text-box>
        </draw:frame>
        <draw:custom-shape draw:style-name="gr50" draw:text-style-name="P5" draw:layer="layout" svg:width="6.919cm" svg:height="0.692cm" svg:x="7.985cm" svg:y="9.25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48" draw:text-style-name="P1" draw:layer="layout" svg:width="9.506cm" svg:height="0.962cm" svg:x="6.439cm" svg:y="0cm">
          <draw:text-box>
            <text:p><text:span text:style-name="T1">Vista de Empleado </text:span><text:span text:style-name="T1">- Rentador</text:span></text:p>
          </draw:text-box>
        </draw:frame>
        <draw:custom-shape draw:style-name="gr2" draw:text-style-name="P3" draw:layer="layout" svg:width="18.542cm" svg:height="4.318cm" svg:x="1.508cm" svg:y="1.762cm">
          <text:p text:style-name="P2"><text:span text:style-name="T1">Datos del empleado</text:span></text:p>
          <draw:enhanced-geometry svg:viewBox="0 0 21600 21600" draw:type="rectangle" draw:enhanced-path="M 0 0 L 21600 0 21600 21600 0 21600 0 0 Z N"/>
        </draw:custom-shape>
        <draw:frame draw:style-name="gr34" draw:text-style-name="P1" draw:layer="layout" svg:width="10.606cm" svg:height="1.673cm" svg:x="1.381cm" svg:y="6.461cm">
          <draw:text-box>
            <text:p><text:span text:style-name="T1">Rentas de la </text:span><text:span text:style-name="T1">sucursal del </text:span><text:span text:style-name="T1">empleado</text:span></text:p>
          </draw:text-box>
        </draw:frame>
        <draw:frame draw:style-name="gr51" draw:text-style-name="P15" draw:layer="layout" svg:width="3.027cm" svg:height="1.673cm" svg:x="1.529cm" svg:y="8.344cm">
          <draw:text-box>
            <text:p text:style-name="P14"><text:span text:style-name="T2">Rut Cliente</text:span></text:p>
          </draw:text-box>
        </draw:frame>
        <draw:custom-shape draw:style-name="gr52" draw:text-style-name="P5" draw:layer="layout" svg:width="3.744cm" svg:height="0.692cm" svg:x="1.602cm" svg:y="9.71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" draw:layer="layout" svg:width="3.914cm" svg:height="0.692cm" svg:x="9.661cm" svg:y="9.701cm">
          <text:p/>
          <draw:enhanced-geometry svg:viewBox="0 0 21600 21600" draw:type="rectangle" draw:enhanced-path="M 0 0 L 21600 0 21600 21600 0 21600 0 0 Z N"/>
        </draw:custom-shape>
        <draw:frame draw:style-name="gr34" draw:text-style-name="P15" draw:layer="layout" svg:width="4.866cm" svg:height="1.673cm" svg:x="5.024cm" svg:y="8.852cm">
          <draw:text-box>
            <text:p text:style-name="P14"><text:span text:style-name="T2">Matricula Vehículo</text:span></text:p>
          </draw:text-box>
        </draw:frame>
        <draw:frame draw:style-name="gr54" draw:text-style-name="P15" draw:layer="layout" svg:width="3.596cm" svg:height="2.291cm" svg:x="9.979cm" svg:y="7.734cm">
          <draw:text-box>
            <text:p text:style-name="P14"><text:span text:style-name="T2">Fecha y horaRetiro</text:span></text:p>
          </draw:text-box>
        </draw:frame>
        <draw:custom-shape draw:style-name="gr55" draw:text-style-name="P5" draw:layer="layout" svg:width="3.596cm" svg:height="0.692cm" svg:x="13.575cm" svg:y="9.70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5" draw:layer="layout" svg:width="4.335cm" svg:height="0.692cm" svg:x="5.348cm" svg:y="9.7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9.812cm" svg:height="3.461cm" svg:x="1cm" svg:y="23.479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4.795cm" svg:height="2.384cm" svg:x="1.666cm" svg:y="24.114cm">
          <draw:text-box>
            <text:p><text:span text:style-name="T1">Telefonos</text:span></text:p>
            <text:p><text:span text:style-name="T1">Ayuda</text:span></text:p>
            <text:p><text:span text:style-name="T1">Redes sociales</text:span></text:p>
          </draw:text-box>
        </draw:frame>
        <draw:frame draw:style-name="gr57" draw:text-style-name="P15" draw:layer="layout" svg:width="3.977cm" svg:height="3.095cm" svg:x="13.787cm" svg:y="7.277cm">
          <draw:text-box>
            <text:p text:style-name="P14"><text:span text:style-name="T2">Fecha y hora </text:span><text:span text:style-name="T2">Devolucion</text:span></text:p>
          </draw:text-box>
        </draw:frame>
        <draw:frame draw:style-name="gr58" draw:text-style-name="P15" draw:layer="layout" svg:width="3.529cm" svg:height="2.384cm" svg:x="17.383cm" svg:y="7.125cm">
          <draw:text-box>
            <text:p text:style-name="P14"><text:span text:style-name="T2">Opciones</text:span></text:p>
            <text:p text:style-name="P14"><text:span text:style-name="T2">De cambio</text:span></text:p>
            <text:p text:style-name="P14"><text:span text:style-name="T2">De Estado</text:span></text:p>
          </draw:text-box>
        </draw:frame>
      </draw:page>
      <draw:page draw:name="page7" draw:style-name="dp1" draw:master-page-name="Default">
        <draw:frame draw:style-name="gr48" draw:text-style-name="P1" draw:layer="layout" svg:width="10.243cm" svg:height="0.962cm" svg:x="6.439cm" svg:y="0cm">
          <draw:text-box>
            <text:p><text:span text:style-name="T1">Vista de Empleado </text:span><text:span text:style-name="T1">- Administrador</text:span></text:p>
          </draw:text-box>
        </draw:frame>
        <draw:custom-shape draw:style-name="gr2" draw:text-style-name="P3" draw:layer="layout" svg:width="18.542cm" svg:height="4.318cm" svg:x="1.508cm" svg:y="1.762cm">
          <text:p text:style-name="P2"><text:span text:style-name="T1">Datos del empleado</text:span></text:p>
          <draw:enhanced-geometry svg:viewBox="0 0 21600 21600" draw:type="rectangle" draw:enhanced-path="M 0 0 L 21600 0 21600 21600 0 21600 0 0 Z N"/>
        </draw:custom-shape>
        <draw:frame draw:style-name="gr34" draw:text-style-name="P1" draw:layer="layout" svg:width="10.606cm" svg:height="1.673cm" svg:x="1.381cm" svg:y="7.074cm">
          <draw:text-box>
            <text:p><text:span text:style-name="T1">Opciones de </text:span><text:span text:style-name="T1">gestion</text:span></text:p>
          </draw:text-box>
        </draw:frame>
        <draw:custom-shape draw:style-name="gr13" draw:text-style-name="P2" draw:layer="layout" svg:width="19.812cm" svg:height="3.461cm" svg:x="1cm" svg:y="23.479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4.795cm" svg:height="2.384cm" svg:x="1.666cm" svg:y="24.114cm">
          <draw:text-box>
            <text:p><text:span text:style-name="T1">Telefonos</text:span></text:p>
            <text:p><text:span text:style-name="T1">Ayuda</text:span></text:p>
            <text:p><text:span text:style-name="T1">Redes sociales</text:span></text:p>
          </draw:text-box>
        </draw:frame>
        <draw:custom-shape draw:style-name="gr59" draw:text-style-name="P16" draw:layer="layout" svg:width="6.35cm" svg:height="1.905cm" svg:x="3.186cm" svg:y="10.733cm">
          <text:p text:style-name="P2">Gestionar Vehículos</text:p>
          <draw:enhanced-geometry svg:viewBox="0 0 21600 21600" draw:type="rectangle" draw:enhanced-path="M 0 0 L 21600 0 21600 21600 0 21600 0 0 Z N"/>
        </draw:custom-shape>
        <draw:custom-shape draw:style-name="gr60" draw:text-style-name="P17" draw:layer="layout" svg:width="6.35cm" svg:height="1.905cm" svg:x="11.887cm" svg:y="10.706cm">
          <text:p text:style-name="P2">Gestionar Empleados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48" draw:text-style-name="P1" draw:layer="layout" svg:width="15.81cm" svg:height="0.962cm" svg:x="2.978cm" svg:y="0cm">
          <draw:text-box>
            <text:p><text:span text:style-name="T1">Vista de Empleado </text:span><text:span text:style-name="T1">– Administrador – </text:span><text:span text:style-name="T1">Gestion vehículo</text:span></text:p>
          </draw:text-box>
        </draw:frame>
        <draw:frame draw:style-name="gr34" draw:text-style-name="P1" draw:layer="layout" svg:width="10.606cm" svg:height="1.673cm" svg:x="1.189cm" svg:y="2.143cm">
          <draw:text-box>
            <text:p><text:span text:style-name="T1">Gestionar vehículos</text:span></text:p>
          </draw:text-box>
        </draw:frame>
        <draw:frame draw:style-name="gr61" draw:text-style-name="P15" draw:layer="layout" svg:width="3.027cm" svg:height="1.003cm" svg:x="1.329cm" svg:y="4.644cm">
          <draw:text-box>
            <text:p text:style-name="P14"><text:span text:style-name="T2">Matricula</text:span></text:p>
          </draw:text-box>
        </draw:frame>
        <draw:custom-shape draw:style-name="gr62" draw:text-style-name="P5" draw:layer="layout" svg:width="2.519cm" svg:height="0.692cm" svg:x="1.402cm" svg:y="5.514cm">
          <text:p/>
          <draw:enhanced-geometry svg:viewBox="0 0 21600 21600" draw:type="rectangle" draw:enhanced-path="M 0 0 L 21600 0 21600 21600 0 21600 0 0 Z N"/>
        </draw:custom-shape>
        <draw:frame draw:style-name="gr63" draw:text-style-name="P15" draw:layer="layout" svg:width="2.44cm" svg:height="0.935cm" svg:x="3.864cm" svg:y="4.685cm">
          <draw:text-box>
            <text:p text:style-name="P14"><text:span text:style-name="T2">Tipo</text:span></text:p>
          </draw:text-box>
        </draw:frame>
        <draw:frame draw:style-name="gr64" draw:text-style-name="P15" draw:layer="layout" svg:width="3.596cm" svg:height="1.14cm" svg:x="5.579cm" svg:y="4.634cm">
          <draw:text-box>
            <text:p text:style-name="P14"><text:span text:style-name="T2">Más datos...</text:span></text:p>
          </draw:text-box>
        </draw:frame>
        <draw:custom-shape draw:style-name="gr13" draw:text-style-name="P2" draw:layer="layout" svg:width="19.812cm" svg:height="3.461cm" svg:x="1cm" svg:y="23.479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4.795cm" svg:height="2.384cm" svg:x="1.666cm" svg:y="24.114cm">
          <draw:text-box>
            <text:p><text:span text:style-name="T1">Telefonos</text:span></text:p>
            <text:p><text:span text:style-name="T1">Ayuda</text:span></text:p>
            <text:p><text:span text:style-name="T1">Redes sociales</text:span></text:p>
          </draw:text-box>
        </draw:frame>
        <draw:custom-shape draw:style-name="gr65" draw:text-style-name="P11" draw:layer="layout" svg:width="7.271cm" svg:height="7.62cm" svg:x="13.319cm" svg:y="4.125cm">
          <text:p/>
          <draw:enhanced-geometry svg:viewBox="0 0 21600 21600" draw:type="rectangle" draw:enhanced-path="M 0 0 L 21600 0 21600 21600 0 21600 0 0 Z N"/>
        </draw:custom-shape>
        <draw:frame draw:style-name="gr66" draw:text-style-name="P15" draw:layer="layout" svg:width="7.127cm" svg:height="1.003cm" svg:x="13.516cm" svg:y="4.633cm">
          <draw:text-box>
            <text:p text:style-name="P14"><text:span text:style-name="T2">Agregar Vehículo al </text:span><text:span text:style-name="T2">sistema</text:span></text:p>
          </draw:text-box>
        </draw:frame>
        <draw:custom-shape draw:style-name="gr67" draw:text-style-name="P5" draw:layer="layout" svg:width="1.924cm" svg:height="0.692cm" svg:x="3.902cm" svg:y="5.51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" draw:layer="layout" svg:width="2.337cm" svg:height="0.692cm" svg:x="5.802cm" svg:y="5.51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8" draw:layer="layout" svg:width="2.105cm" svg:height="0.635cm" svg:x="8.547cm" svg:y="5.572cm">
          <text:p text:style-name="P2">Delete</text:p>
          <draw:enhanced-geometry svg:viewBox="0 0 21600 21600" draw:type="rectangle" draw:enhanced-path="M 0 0 L 21600 0 21600 21600 0 21600 0 0 Z N"/>
        </draw:custom-shape>
        <draw:custom-shape draw:style-name="gr70" draw:text-style-name="P19" draw:layer="layout" svg:width="2.064cm" svg:height="0.635cm" svg:x="10.647cm" svg:y="5.572cm">
          <text:p text:style-name="P2">Update</text:p>
          <draw:enhanced-geometry svg:viewBox="0 0 21600 21600" draw:type="rectangle" draw:enhanced-path="M 0 0 L 21600 0 21600 21600 0 21600 0 0 Z N"/>
        </draw:custom-shape>
        <draw:custom-shape draw:style-name="gr71" draw:text-style-name="P5" draw:layer="layout" svg:width="3.789cm" svg:height="0.692cm" svg:x="16.415cm" svg:y="6.15cm">
          <text:p/>
          <draw:enhanced-geometry svg:viewBox="0 0 21600 21600" draw:type="rectangle" draw:enhanced-path="M 0 0 L 21600 0 21600 21600 0 21600 0 0 Z N"/>
        </draw:custom-shape>
        <draw:frame draw:style-name="gr72" draw:text-style-name="P8" draw:layer="layout" svg:width="2.691cm" svg:height="0.962cm" svg:x="13.446cm" svg:y="6.007cm">
          <draw:text-box>
            <text:p>Datos...</text:p>
          </draw:text-box>
        </draw:frame>
        <draw:custom-shape draw:style-name="gr73" draw:text-style-name="P20" draw:layer="layout" svg:width="3.175cm" svg:height="0.889cm" svg:x="16.848cm" svg:y="10.398cm">
          <text:p text:style-name="P2">Agregar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48" draw:text-style-name="P1" draw:layer="layout" svg:width="16.301cm" svg:height="0.962cm" svg:x="2.978cm" svg:y="0cm">
          <draw:text-box>
            <text:p><text:span text:style-name="T1">Vista de Empleado </text:span><text:span text:style-name="T1">– Administrador – </text:span><text:span text:style-name="T1">Gestion Empleado</text:span></text:p>
          </draw:text-box>
        </draw:frame>
        <draw:frame draw:style-name="gr34" draw:text-style-name="P1" draw:layer="layout" svg:width="10.606cm" svg:height="1.673cm" svg:x="1.189cm" svg:y="2.143cm">
          <draw:text-box>
            <text:p><text:span text:style-name="T1">Gestionar </text:span><text:span text:style-name="T1">Empleados</text:span></text:p>
          </draw:text-box>
        </draw:frame>
        <draw:frame draw:style-name="gr61" draw:text-style-name="P15" draw:layer="layout" svg:width="3.027cm" svg:height="1.003cm" svg:x="1.329cm" svg:y="4.644cm">
          <draw:text-box>
            <text:p text:style-name="P14"><text:span text:style-name="T2">Rut</text:span></text:p>
          </draw:text-box>
        </draw:frame>
        <draw:custom-shape draw:style-name="gr62" draw:text-style-name="P5" draw:layer="layout" svg:width="2.519cm" svg:height="0.692cm" svg:x="1.402cm" svg:y="5.514cm">
          <text:p/>
          <draw:enhanced-geometry svg:viewBox="0 0 21600 21600" draw:type="rectangle" draw:enhanced-path="M 0 0 L 21600 0 21600 21600 0 21600 0 0 Z N"/>
        </draw:custom-shape>
        <draw:frame draw:style-name="gr63" draw:text-style-name="P15" draw:layer="layout" svg:width="2.44cm" svg:height="0.935cm" svg:x="3.664cm" svg:y="4.685cm">
          <draw:text-box>
            <text:p text:style-name="P14"><text:span text:style-name="T2">Nombre</text:span></text:p>
          </draw:text-box>
        </draw:frame>
        <draw:frame draw:style-name="gr64" draw:text-style-name="P15" draw:layer="layout" svg:width="3.596cm" svg:height="1.14cm" svg:x="5.879cm" svg:y="4.634cm">
          <draw:text-box>
            <text:p text:style-name="P14"><text:span text:style-name="T2">Más datos...</text:span></text:p>
          </draw:text-box>
        </draw:frame>
        <draw:custom-shape draw:style-name="gr13" draw:text-style-name="P2" draw:layer="layout" svg:width="19.812cm" svg:height="3.461cm" svg:x="1cm" svg:y="23.479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4.795cm" svg:height="2.384cm" svg:x="1.666cm" svg:y="24.114cm">
          <draw:text-box>
            <text:p><text:span text:style-name="T1">Telefonos</text:span></text:p>
            <text:p><text:span text:style-name="T1">Ayuda</text:span></text:p>
            <text:p><text:span text:style-name="T1">Redes sociales</text:span></text:p>
          </draw:text-box>
        </draw:frame>
        <draw:custom-shape draw:style-name="gr65" draw:text-style-name="P11" draw:layer="layout" svg:width="7.271cm" svg:height="7.62cm" svg:x="13.319cm" svg:y="4.125cm">
          <text:p/>
          <draw:enhanced-geometry svg:viewBox="0 0 21600 21600" draw:type="rectangle" draw:enhanced-path="M 0 0 L 21600 0 21600 21600 0 21600 0 0 Z N"/>
        </draw:custom-shape>
        <draw:frame draw:style-name="gr66" draw:text-style-name="P15" draw:layer="layout" svg:width="7.479cm" svg:height="1.003cm" svg:x="13.346cm" svg:y="4.442cm">
          <draw:text-box>
            <text:p text:style-name="P14"><text:span text:style-name="T2">Agregar Empleado al </text:span><text:span text:style-name="T2">sistema</text:span></text:p>
          </draw:text-box>
        </draw:frame>
        <draw:custom-shape draw:style-name="gr67" draw:text-style-name="P5" draw:layer="layout" svg:width="1.924cm" svg:height="0.692cm" svg:x="3.902cm" svg:y="5.51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" draw:layer="layout" svg:width="2.337cm" svg:height="0.692cm" svg:x="5.802cm" svg:y="5.51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8" draw:layer="layout" svg:width="2.105cm" svg:height="0.635cm" svg:x="8.547cm" svg:y="5.572cm">
          <text:p text:style-name="P2">Delete</text:p>
          <draw:enhanced-geometry svg:viewBox="0 0 21600 21600" draw:type="rectangle" draw:enhanced-path="M 0 0 L 21600 0 21600 21600 0 21600 0 0 Z N"/>
        </draw:custom-shape>
        <draw:custom-shape draw:style-name="gr70" draw:text-style-name="P19" draw:layer="layout" svg:width="2.064cm" svg:height="0.635cm" svg:x="10.647cm" svg:y="5.572cm">
          <text:p text:style-name="P2">Update</text:p>
          <draw:enhanced-geometry svg:viewBox="0 0 21600 21600" draw:type="rectangle" draw:enhanced-path="M 0 0 L 21600 0 21600 21600 0 21600 0 0 Z N"/>
        </draw:custom-shape>
        <draw:custom-shape draw:style-name="gr71" draw:text-style-name="P5" draw:layer="layout" svg:width="3.789cm" svg:height="0.692cm" svg:x="16.415cm" svg:y="6.15cm">
          <text:p/>
          <draw:enhanced-geometry svg:viewBox="0 0 21600 21600" draw:type="rectangle" draw:enhanced-path="M 0 0 L 21600 0 21600 21600 0 21600 0 0 Z N"/>
        </draw:custom-shape>
        <draw:frame draw:style-name="gr72" draw:text-style-name="P8" draw:layer="layout" svg:width="2.691cm" svg:height="0.962cm" svg:x="13.446cm" svg:y="6.007cm">
          <draw:text-box>
            <text:p>Datos...</text:p>
          </draw:text-box>
        </draw:frame>
        <draw:custom-shape draw:style-name="gr73" draw:text-style-name="P20" draw:layer="layout" svg:width="3.175cm" svg:height="0.889cm" svg:x="16.848cm" svg:y="10.398cm">
          <text:p text:style-name="P2">Agrega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3T15:48:38.647952043</meta:creation-date>
    <dc:date>2019-09-05T10:40:53.900828475</dc:date>
    <meta:editing-duration>PT1H58S</meta:editing-duration>
    <meta:editing-cycles>16</meta:editing-cycles>
    <meta:generator>LibreOffice/6.0.7.3$Linux_X86_64 LibreOffice_project/00m0$Build-3</meta:generator>
    <meta:document-statistic meta:object-count="164"/>
  </office:meta>
</office:document-meta>
</file>